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5" office:value-type="string">
            <text:p>2022-07-27_07-36-39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2">
            <text:p>42</text:p>
          </table:table-cell>
          <table:table-cell table:style-name="ce5" office:value-type="string">
            <text:p>2022-07-29_04-22-08_000.jpg</text:p>
          </table:table-cell>
          <table:table-cell table:style-name="ce27" office:value-type="string">
            <text:p>:m :PHOTO 起きた時刻 / 2022</text:p>
          </table:table-cell>
          <table:table-cell table:style-name="ce46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:PHOTO 起きた時刻 / 2022">
            <text:p>:m :PHOTO 起きた時刻 / 2022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0">
            <text:p>40</text:p>
          </table:table-cell>
          <table:table-cell table:style-name="ce5" office:value-type="string">
            <text:p>2022-07-28_23-23-58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1">
            <text:p>41</text:p>
          </table:table-cell>
          <table:table-cell table:style-name="ce5" office:value-type="string">
            <text:p>2022-07-29_01-13-08_000.jpg</text:p>
          </table:table-cell>
          <table:table-cell table:style-name="ce29" office:value-type="string">
            <text:p>:m :PHOTO 起きた時刻（夜中）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（夜中） / 2022">
            <text:p>:m :PHOTO 起きた時刻（夜中） / 2022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5" office:value-type="string">
            <text:p>2022-07-27_01-34-01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PHOTO 寝た時刻 / 2022">
            <text:p>:m :PHOTO 寝た時刻 / 2022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4">
            <text:p>24</text:p>
          </table:table-cell>
          <table:table-cell table:style-name="ce18" office:value-type="string">
            <text:p>2022-07-28_02-10-18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:PHOTO 寝た時刻 / 2022">
            <text:p>:m :PHOTO 寝た時刻 / 2022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39">
            <text:p>39</text:p>
          </table:table-cell>
          <table:table-cell table:style-name="ce11" office:value-type="string">
            <text:p>2022-07-28_22-32-54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5">
            <text:p>55</text:p>
          </table:table-cell>
          <table:table-cell table:style-name="ce5" office:value-type="string">
            <text:p>2022-07-30_01-54-00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:PHOTO 寝た時刻 / 2022">
            <text:p>:m :PHOTO 寝た時刻 / 2022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5" office:value-type="string">
            <text:p>2022-07-27_01-33-54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5" office:value-type="string">
            <text:p>2022-07-26_13-18-30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string">
            <text:p>2022-07-26_21-11-06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食べた物 ">
            <text:p>:m 食べた物 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5" office:value-type="string">
            <text:p>2022-07-27_12-17-46_000.jpg</text:p>
          </table:table-cell>
          <table:table-cell table:style-name="ce27" office:value-type="string">
            <text:p>:m 食べた物 </text:p>
          </table:table-cell>
          <table:table-cell table:style-name="ce46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食べた物 ">
            <text:p>:m 食べた物 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9">
            <text:p>19</text:p>
          </table:table-cell>
          <table:table-cell table:style-name="ce5" office:value-type="string">
            <text:p>2022-07-27_21-05-07_000.jpg</text:p>
          </table:table-cell>
          <table:table-cell table:style-name="ce27" office:value-type="string">
            <text:p>:m 食べた物 </text:p>
          </table:table-cell>
          <table:table-cell table:style-name="ce15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食べた物 ">
            <text:p>:m 食べた物 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8">
            <text:p>38</text:p>
          </table:table-cell>
          <table:table-cell table:style-name="ce5" office:value-type="string">
            <text:p>2022-07-28_21-09-00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食べた物 ">
            <text:p>:m 食べた物 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18" office:value-type="string">
            <text:p>2022-07-29_21-26-26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m 食べた物 ">
            <text:p>:m 食べた物 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6">
            <text:p>46</text:p>
          </table:table-cell>
          <table:table-cell table:style-name="ce5" office:value-type="string">
            <text:p>2022-07-29_06-30-22_000.jpg</text:p>
          </table:table-cell>
          <table:table-cell table:style-name="ce29" office:value-type="string">
            <text:p>:m 東和 PHOTO / 220729f / 久地駅 / 下作延６丁目計画 / １名（電気） / 国際電工（末長組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:m 東和 PHOTO / 220729f / 久地駅 / 下作延６丁目計画 / １名（電気） / 国際電工（末長組） / 現場状況">
            <text:p>:m 東和 PHOTO / 220729f / 久地駅 / 下作延６丁目計画 / １名（電気） / 国際電工（末長組） / 現場状況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7">
            <text:p>47</text:p>
          </table:table-cell>
          <table:table-cell table:style-name="ce5" office:value-type="string">
            <text:p>2022-07-29_06-30-30_000.jpg</text:p>
          </table:table-cell>
          <table:table-cell table:style-name="ce29" office:value-type="string">
            <text:p>:m 東和 PHOTO / 220729f / 久地駅 / 下作延６丁目計画 / １名（電気） / 国際電工（末長組） / 現場状況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m 東和 PHOTO / 220729f / 久地駅 / 下作延６丁目計画 / １名（電気） / 国際電工（末長組） / 現場状況">
            <text:p>:m 東和 PHOTO / 220729f / 久地駅 / 下作延６丁目計画 / １名（電気） / 国際電工（末長組） / 現場状況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8">
            <text:p>48</text:p>
          </table:table-cell>
          <table:table-cell table:style-name="ce5" office:value-type="string">
            <text:p>2022-07-29_06-30-45_000.jpg</text:p>
          </table:table-cell>
          <table:table-cell table:style-name="ce29" office:value-type="string">
            <text:p>:m 東和 PHOTO / 220729f / 久地駅 / 下作延６丁目計画 / １名（電気） / 国際電工（末長組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string" office:string-value=":m 東和 PHOTO / 220729f / 久地駅 / 下作延６丁目計画 / １名（電気） / 国際電工（末長組） / 現場状況">
            <text:p>:m 東和 PHOTO / 220729f / 久地駅 / 下作延６丁目計画 / １名（電気） / 国際電工（末長組） / 現場状況</text:p>
          </table:table-cell>
          <table:table-cell table:style-name="ce11" table:formula="of:=RIGHT([.B19];[.K19])" office:value-type="string" office:string-value="jpg">
            <text:p>jpg</text:p>
          </table:table-cell>
          <table:table-cell table:style-name="ce53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9">
            <text:p>49</text:p>
          </table:table-cell>
          <table:table-cell table:style-name="ce5" office:value-type="string">
            <text:p>2022-07-29_06-30-49_000.jpg</text:p>
          </table:table-cell>
          <table:table-cell table:style-name="ce29" office:value-type="string">
            <text:p>:m 東和 PHOTO / 220729f / 久地駅 / 下作延６丁目計画 / １名（電気） / 国際電工（末長組） / 現場状況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string" office:string-value=":m 東和 PHOTO / 220729f / 久地駅 / 下作延６丁目計画 / １名（電気） / 国際電工（末長組） / 現場状況">
            <text:p>:m 東和 PHOTO / 220729f / 久地駅 / 下作延６丁目計画 / １名（電気） / 国際電工（末長組） / 現場状況</text:p>
          </table:table-cell>
          <table:table-cell table:style-name="ce11" table:formula="of:=RIGHT([.B20];[.K20])" office:value-type="string" office:string-value="jpg">
            <text:p>jpg</text:p>
          </table:table-cell>
          <table:table-cell table:style-name="ce53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3">
            <text:p>53</text:p>
          </table:table-cell>
          <table:table-cell table:style-name="ce5" office:value-type="string">
            <text:p>2022-07-29_06-31-34_000.jpg</text:p>
          </table:table-cell>
          <table:table-cell table:style-name="ce29" office:value-type="string">
            <text:p>:m 東和 PHOTO / 220729f / 久地駅 / 下作延６丁目計画 / １名（電気） / 国際電工（末長組） / 現場状況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string" office:string-value=":m 東和 PHOTO / 220729f / 久地駅 / 下作延６丁目計画 / １名（電気） / 国際電工（末長組） / 現場状況">
            <text:p>:m 東和 PHOTO / 220729f / 久地駅 / 下作延６丁目計画 / １名（電気） / 国際電工（末長組） / 現場状況</text:p>
          </table:table-cell>
          <table:table-cell table:style-name="ce11" table:formula="of:=RIGHT([.B21];[.K21])" office:value-type="string" office:string-value="jpg">
            <text:p>jpg</text:p>
          </table:table-cell>
          <table:table-cell table:style-name="ce53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8">
            <text:p>28</text:p>
          </table:table-cell>
          <table:table-cell table:style-name="ce5" office:value-type="string">
            <text:p>2022-07-28_16-15-02_000.jpg</text:p>
          </table:table-cell>
          <table:table-cell table:style-name="ce29" office:value-type="string">
            <text:p>:m 東和 PHOTO / 220729f / 久地駅 / 下作延６丁目計画 / １名（電気） / 国際電工（末長組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2]=&quot;&quot;;[.C22];CONCATENATE([.C22];&quot; / &quot;;[.E22]))" office:value-type="string" office:string-value=":m 東和 PHOTO / 220729f / 久地駅 / 下作延６丁目計画 / １名（電気） / 国際電工（末長組） / 指示書">
            <text:p>:m 東和 PHOTO / 220729f / 久地駅 / 下作延６丁目計画 / １名（電気） / 国際電工（末長組） / 指示書</text:p>
          </table:table-cell>
          <table:table-cell table:style-name="ce11" table:formula="of:=RIGHT([.B22];[.K22])" office:value-type="string" office:string-value="jpg">
            <text:p>jpg</text:p>
          </table:table-cell>
          <table:table-cell table:style-name="ce53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9">
            <text:p>29</text:p>
          </table:table-cell>
          <table:table-cell table:style-name="ce5" office:value-type="string">
            <text:p>2022-07-28_16-15-21_000.jpg</text:p>
          </table:table-cell>
          <table:table-cell table:style-name="ce29" office:value-type="string">
            <text:p>:m 東和 PHOTO / 220729f / 久地駅 / 下作延６丁目計画 / １名（電気） / 国際電工（末長組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string" office:string-value=":m 東和 PHOTO / 220729f / 久地駅 / 下作延６丁目計画 / １名（電気） / 国際電工（末長組） / 指示書">
            <text:p>:m 東和 PHOTO / 220729f / 久地駅 / 下作延６丁目計画 / １名（電気） / 国際電工（末長組） / 指示書</text:p>
          </table:table-cell>
          <table:table-cell table:style-name="ce11" table:formula="of:=RIGHT([.B23];[.K23])" office:value-type="string" office:string-value="jpg">
            <text:p>jpg</text:p>
          </table:table-cell>
          <table:table-cell table:style-name="ce53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0">
            <text:p>30</text:p>
          </table:table-cell>
          <table:table-cell table:style-name="ce18" office:value-type="string">
            <text:p>2022-07-28_16-15-41_000.jpg</text:p>
          </table:table-cell>
          <table:table-cell table:style-name="ce29" office:value-type="string">
            <text:p>:m 東和 PHOTO / 220729f / 久地駅 / 下作延６丁目計画 / １名（電気） / 国際電工（末長組） / 指示書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string" office:string-value=":m 東和 PHOTO / 220729f / 久地駅 / 下作延６丁目計画 / １名（電気） / 国際電工（末長組） / 指示書">
            <text:p>:m 東和 PHOTO / 220729f / 久地駅 / 下作延６丁目計画 / １名（電気） / 国際電工（末長組） / 指示書</text:p>
          </table:table-cell>
          <table:table-cell table:style-name="ce11" table:formula="of:=RIGHT([.B24];[.K24])" office:value-type="string" office:string-value="jpg">
            <text:p>jpg</text:p>
          </table:table-cell>
          <table:table-cell table:style-name="ce53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8" office:value-type="string">
            <text:p>2022-07-28_16-15-50_000.jpg</text:p>
          </table:table-cell>
          <table:table-cell table:style-name="ce29" office:value-type="string">
            <text:p>:m 東和 PHOTO / 220729f / 久地駅 / 下作延６丁目計画 / １名（電気） / 国際電工（末長組） / 指示書：地図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5]=&quot;&quot;;[.C25];CONCATENATE([.C25];&quot; / &quot;;[.E25]))" office:value-type="string" office:string-value=":m 東和 PHOTO / 220729f / 久地駅 / 下作延６丁目計画 / １名（電気） / 国際電工（末長組） / 指示書：地図">
            <text:p>:m 東和 PHOTO / 220729f / 久地駅 / 下作延６丁目計画 / １名（電気） / 国際電工（末長組） / 指示書：地図</text:p>
          </table:table-cell>
          <table:table-cell table:style-name="ce11" table:formula="of:=RIGHT([.B25];[.K25])" office:value-type="string" office:string-value="jpg">
            <text:p>jpg</text:p>
          </table:table-cell>
          <table:table-cell table:style-name="ce53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4">
            <text:p>34</text:p>
          </table:table-cell>
          <table:table-cell table:style-name="ce5" office:value-type="string">
            <text:p>2022-07-28_16-21-05_000.jpg</text:p>
          </table:table-cell>
          <table:table-cell table:style-name="ce29" office:value-type="string">
            <text:p>:m 東和 PHOTO / 220729f / 久地駅 / 下作延６丁目計画 / １名（電気） / 国際電工（末長組） / 資料：交通</text:p>
          </table:table-cell>
          <table:table-cell table:style-name="ce46"/>
          <table:table-cell table:style-name="ce11"/>
          <table:table-cell table:style-name="ce11"/>
          <table:table-cell table:style-name="ce51" table:formula="of:=IF([.E26]=&quot;&quot;;[.C26];CONCATENATE([.C26];&quot; / &quot;;[.E26]))" office:value-type="string" office:string-value=":m 東和 PHOTO / 220729f / 久地駅 / 下作延６丁目計画 / １名（電気） / 国際電工（末長組） / 資料：交通">
            <text:p>:m 東和 PHOTO / 220729f / 久地駅 / 下作延６丁目計画 / １名（電気） / 国際電工（末長組） / 資料：交通</text:p>
          </table:table-cell>
          <table:table-cell table:style-name="ce11" table:formula="of:=RIGHT([.B26];[.K26])" office:value-type="string" office:string-value="jpg">
            <text:p>jpg</text:p>
          </table:table-cell>
          <table:table-cell table:style-name="ce53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5">
            <text:p>35</text:p>
          </table:table-cell>
          <table:table-cell table:style-name="ce5" office:value-type="string">
            <text:p>2022-07-28_16-27-18_000.jpg</text:p>
          </table:table-cell>
          <table:table-cell table:style-name="ce29" office:value-type="string">
            <text:p>:m 東和 PHOTO / 220729f / 久地駅 / 下作延６丁目計画 / １名（電気） / 国際電工（末長組） / 資料：地図</text:p>
          </table:table-cell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string" office:string-value=":m 東和 PHOTO / 220729f / 久地駅 / 下作延６丁目計画 / １名（電気） / 国際電工（末長組） / 資料：地図">
            <text:p>:m 東和 PHOTO / 220729f / 久地駅 / 下作延６丁目計画 / １名（電気） / 国際電工（末長組） / 資料：地図</text:p>
          </table:table-cell>
          <table:table-cell table:style-name="ce11" table:formula="of:=RIGHT([.B27];[.K27])" office:value-type="string" office:string-value="jpg">
            <text:p>jpg</text:p>
          </table:table-cell>
          <table:table-cell table:style-name="ce53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18" office:value-type="string">
            <text:p>2022-07-28_16-27-28_000.jpg</text:p>
          </table:table-cell>
          <table:table-cell table:style-name="ce29" office:value-type="string">
            <text:p>:m 東和 PHOTO / 220729f / 久地駅 / 下作延６丁目計画 / １名（電気） / 国際電工（末長組） / 資料：地図：路上</text:p>
          </table:table-cell>
          <table:table-cell table:style-name="ce28"/>
          <table:table-cell table:style-name="ce11"/>
          <table:table-cell table:style-name="ce11"/>
          <table:table-cell table:style-name="ce51" table:formula="of:=IF([.E28]=&quot;&quot;;[.C28];CONCATENATE([.C28];&quot; / &quot;;[.E28]))" office:value-type="string" office:string-value=":m 東和 PHOTO / 220729f / 久地駅 / 下作延６丁目計画 / １名（電気） / 国際電工（末長組） / 資料：地図：路上">
            <text:p>:m 東和 PHOTO / 220729f / 久地駅 / 下作延６丁目計画 / １名（電気） / 国際電工（末長組） / 資料：地図：路上</text:p>
          </table:table-cell>
          <table:table-cell table:style-name="ce11" table:formula="of:=RIGHT([.B28];[.K28])" office:value-type="string" office:string-value="jpg">
            <text:p>jpg</text:p>
          </table:table-cell>
          <table:table-cell table:style-name="ce53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32">
            <text:p>32</text:p>
          </table:table-cell>
          <table:table-cell table:style-name="ce19" office:value-type="string">
            <text:p>2022-07-28_16-20-26_000.jpg</text:p>
          </table:table-cell>
          <table:table-cell table:style-name="ce29" office:value-type="string">
            <text:p>:m 東和 PHOTO / 220729f / 久地駅 / 下作延６丁目計画 / １名（電気） / 国際電工（末長組） / 資料：天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string" office:string-value=":m 東和 PHOTO / 220729f / 久地駅 / 下作延６丁目計画 / １名（電気） / 国際電工（末長組） / 資料：天気">
            <text:p>:m 東和 PHOTO / 220729f / 久地駅 / 下作延６丁目計画 / １名（電気） / 国際電工（末長組） / 資料：天気</text:p>
          </table:table-cell>
          <table:table-cell table:style-name="ce11" table:formula="of:=RIGHT([.B29];[.K29])" office:value-type="string" office:string-value="jpg">
            <text:p>jpg</text:p>
          </table:table-cell>
          <table:table-cell table:style-name="ce53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3">
            <text:p>33</text:p>
          </table:table-cell>
          <table:table-cell table:style-name="ce5" office:value-type="string">
            <text:p>2022-07-28_16-20-29_000.jpg</text:p>
          </table:table-cell>
          <table:table-cell table:style-name="ce29" office:value-type="string">
            <text:p>:m 東和 PHOTO / 220729f / 久地駅 / 下作延６丁目計画 / １名（電気） / 国際電工（末長組） / 資料：天気：週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string" office:string-value=":m 東和 PHOTO / 220729f / 久地駅 / 下作延６丁目計画 / １名（電気） / 国際電工（末長組） / 資料：天気：週間">
            <text:p>:m 東和 PHOTO / 220729f / 久地駅 / 下作延６丁目計画 / １名（電気） / 国際電工（末長組） / 資料：天気：週間</text:p>
          </table:table-cell>
          <table:table-cell table:style-name="ce11" table:formula="of:=RIGHT([.B30];[.K30])" office:value-type="string" office:string-value="jpg">
            <text:p>jpg</text:p>
          </table:table-cell>
          <table:table-cell table:style-name="ce53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8" office:value-type="string">
            <text:p>2022-07-29_05-43-06_000.jpg</text:p>
          </table:table-cell>
          <table:table-cell table:style-name="ce29" office:value-type="string">
            <text:p>:m 東和 PHOTO / 220729f / 久地駅 / 下作延６丁目計画 / １名（電気） / 国際電工（末長組） / 出発時間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string" office:string-value=":m 東和 PHOTO / 220729f / 久地駅 / 下作延６丁目計画 / １名（電気） / 国際電工（末長組） / 出発時間">
            <text:p>:m 東和 PHOTO / 220729f / 久地駅 / 下作延６丁目計画 / １名（電気） / 国際電工（末長組） / 出発時間</text:p>
          </table:table-cell>
          <table:table-cell table:style-name="ce11" table:formula="of:=RIGHT([.B31];[.K31])" office:value-type="string" office:string-value="jpg">
            <text:p>jpg</text:p>
          </table:table-cell>
          <table:table-cell table:style-name="ce53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4">
            <text:p>44</text:p>
          </table:table-cell>
          <table:table-cell table:style-name="ce5" office:value-type="string">
            <text:p>2022-07-29_05-33-28_000.jpg</text:p>
          </table:table-cell>
          <table:table-cell table:style-name="ce29" office:value-type="string">
            <text:p>:m 東和 PHOTO / 220729f / 久地駅 / 下作延６丁目計画 / １名（電気） / 国際電工（末長組） / 出発時間：部屋を出る時間</text:p>
          </table:table-cell>
          <table:table-cell table:style-name="ce29"/>
          <table:table-cell table:style-name="ce11"/>
          <table:table-cell table:style-name="ce11"/>
          <table:table-cell table:style-name="ce51" table:formula="of:=IF([.E32]=&quot;&quot;;[.C32];CONCATENATE([.C32];&quot; / &quot;;[.E32]))" office:value-type="string" office:string-value=":m 東和 PHOTO / 220729f / 久地駅 / 下作延６丁目計画 / １名（電気） / 国際電工（末長組） / 出発時間：部屋を出る時間">
            <text:p>:m 東和 PHOTO / 220729f / 久地駅 / 下作延６丁目計画 / １名（電気） / 国際電工（末長組） / 出発時間：部屋を出る時間</text:p>
          </table:table-cell>
          <table:table-cell table:style-name="ce11" table:formula="of:=RIGHT([.B32];[.K32])" office:value-type="string" office:string-value="jpg">
            <text:p>jpg</text:p>
          </table:table-cell>
          <table:table-cell table:style-name="ce53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0">
            <text:p>50</text:p>
          </table:table-cell>
          <table:table-cell table:style-name="ce5" office:value-type="string">
            <text:p>2022-07-29_06-30-52_000.jpg</text:p>
          </table:table-cell>
          <table:table-cell table:style-name="ce27" office:value-type="string">
            <text:p>:PHOTO 記録しておきたいもの / @東和現場,location=正面：久地駅近くの現場 / subject=景色 / content=原っぱ；遠くに、雑木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string" office:string-value=":PHOTO 記録しておきたいもの / @東和現場,location=正面：久地駅近くの現場 / subject=景色 / content=原っぱ；遠くに、雑木林">
            <text:p>:PHOTO 記録しておきたいもの / @東和現場,location=正面：久地駅近くの現場 / subject=景色 / content=原っぱ；遠くに、雑木林</text:p>
          </table:table-cell>
          <table:table-cell table:style-name="ce11" table:formula="of:=RIGHT([.B33];[.K33])" office:value-type="string" office:string-value="jpg">
            <text:p>jpg</text:p>
          </table:table-cell>
          <table:table-cell table:style-name="ce53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1">
            <text:p>51</text:p>
          </table:table-cell>
          <table:table-cell table:style-name="ce5" office:value-type="string">
            <text:p>2022-07-29_06-30-54_000.jpg</text:p>
          </table:table-cell>
          <table:table-cell table:style-name="ce27" office:value-type="string">
            <text:p>:PHOTO 記録しておきたいもの / @東和現場,location=正面：久地駅近くの現場 / subject=景色 / content=原っぱ；遠くに、雑木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string" office:string-value=":PHOTO 記録しておきたいもの / @東和現場,location=正面：久地駅近くの現場 / subject=景色 / content=原っぱ；遠くに、雑木林">
            <text:p>:PHOTO 記録しておきたいもの / @東和現場,location=正面：久地駅近くの現場 / subject=景色 / content=原っぱ；遠くに、雑木林</text:p>
          </table:table-cell>
          <table:table-cell table:style-name="ce11" table:formula="of:=RIGHT([.B34];[.K34])" office:value-type="string" office:string-value="jpg">
            <text:p>jpg</text:p>
          </table:table-cell>
          <table:table-cell table:style-name="ce53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52">
            <text:p>52</text:p>
          </table:table-cell>
          <table:table-cell table:style-name="ce5" office:value-type="string">
            <text:p>2022-07-29_06-31-10_000.jpg</text:p>
          </table:table-cell>
          <table:table-cell table:style-name="ce27" office:value-type="string">
            <text:p>:PHOTO 記録しておきたいもの / @東和現場,location=正面：久地駅近くの現場 / subject=景色 / content=原っぱ；遠くに、雑木林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5]=&quot;&quot;;[.C35];CONCATENATE([.C35];&quot; / &quot;;[.E35]))" office:value-type="string" office:string-value=":PHOTO 記録しておきたいもの / @東和現場,location=正面：久地駅近くの現場 / subject=景色 / content=原っぱ；遠くに、雑木林">
            <text:p>:PHOTO 記録しておきたいもの / @東和現場,location=正面：久地駅近くの現場 / subject=景色 / content=原っぱ；遠くに、雑木林</text:p>
          </table:table-cell>
          <table:table-cell table:style-name="ce11" table:formula="of:=RIGHT([.B35];[.K35])" office:value-type="string" office:string-value="jpg">
            <text:p>jpg</text:p>
          </table:table-cell>
          <table:table-cell table:style-name="ce53" table:formula="of:=FIND(&quot;.&quot;;[.B35];1)" office:value-type="float" office:value="24">
            <text:p>24</text:p>
          </table:table-cell>
          <table:table-cell table:formula="of:=LEN([.B35])" office:value-type="float" office:value="27">
            <text:p>27</text:p>
          </table:table-cell>
          <table:table-cell table:formula="of:=[.J35]-[.I3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5" office:value-type="string">
            <text:p>2022-07-27_07-49-33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6]=&quot;&quot;;[.C36];CONCATENATE([.C36];&quot; / &quot;;[.E36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6];[.K36])" office:value-type="string" office:string-value="jpg">
            <text:p>jpg</text:p>
          </table:table-cell>
          <table:table-cell table:style-name="ce53" table:formula="of:=FIND(&quot;.&quot;;[.B36];1)" office:value-type="float" office:value="24">
            <text:p>24</text:p>
          </table:table-cell>
          <table:table-cell table:formula="of:=LEN([.B36])" office:value-type="float" office:value="27">
            <text:p>27</text:p>
          </table:table-cell>
          <table:table-cell table:formula="of:=[.J36]-[.I3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5">
            <text:p>25</text:p>
          </table:table-cell>
          <table:table-cell table:style-name="ce5" office:value-type="string">
            <text:p>2022-07-28_07-49-34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7];[.K37])" office:value-type="string" office:string-value="jpg">
            <text:p>jpg</text:p>
          </table:table-cell>
          <table:table-cell table:style-name="ce53" table:formula="of:=FIND(&quot;.&quot;;[.B37];1)" office:value-type="float" office:value="24">
            <text:p>24</text:p>
          </table:table-cell>
          <table:table-cell table:formula="of:=LEN([.B37])" office:value-type="float" office:value="27">
            <text:p>27</text:p>
          </table:table-cell>
          <table:table-cell table:formula="of:=[.J37]-[.I3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8" office:value-type="string">
            <text:p>2022-07-29_04-42-05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8]=&quot;&quot;;[.C38];CONCATENATE([.C38];&quot; / &quot;;[.E3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38];[.K38])" office:value-type="string" office:string-value="jpg">
            <text:p>jpg</text:p>
          </table:table-cell>
          <table:table-cell table:style-name="ce53" table:formula="of:=FIND(&quot;.&quot;;[.B38];1)" office:value-type="float" office:value="24">
            <text:p>24</text:p>
          </table:table-cell>
          <table:table-cell table:formula="of:=LEN([.B38])" office:value-type="float" office:value="27">
            <text:p>27</text:p>
          </table:table-cell>
          <table:table-cell table:formula="of:=[.J38]-[.I3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6">
            <text:p>56</text:p>
          </table:table-cell>
          <table:table-cell table:style-name="ce11" office:value-type="string">
            <text:p>2022-07-30_07-47-00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11" table:formula="of:=RIGHT([.B39];[.K39])" office:value-type="string" office:string-value="jpg">
            <text:p>jpg</text:p>
          </table:table-cell>
          <table:table-cell table:style-name="ce53" table:formula="of:=FIND(&quot;.&quot;;[.B39];1)" office:value-type="float" office:value="24">
            <text:p>24</text:p>
          </table:table-cell>
          <table:table-cell table:formula="of:=LEN([.B39])" office:value-type="float" office:value="27">
            <text:p>27</text:p>
          </table:table-cell>
          <table:table-cell table:formula="of:=[.J39]-[.I3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5" office:value-type="string">
            <text:p>2022-07-26_15-28-37_000.jpg</text:p>
          </table:table-cell>
          <table:table-cell table:style-name="ce27" office:value-type="string">
            <text:p>:PHOTO 記録 / 文書:knot　/ occasion=作ったもの：記録しておく / for=2022-07-17:もやい；トラッカーズ；巻き結び；巻き結び~2022-07-24:徳利；自在（防災）；端止め：某結び；８の字止め / doc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0]=&quot;&quot;;[.C40];CONCATENATE([.C40];&quot; / &quot;;[.E40]))" office:value-type="string" office:string-value=":PHOTO 記録 / 文書:knot　/ occasion=作ったもの：記録しておく / for=2022-07-17:もやい；トラッカーズ；巻き結び；巻き結び~2022-07-24:徳利；自在（防災）；端止め：某結び；８の字止め / doc=~,other=~">
            <text:p>:PHOTO 記録 / 文書:knot　/ occasion=作ったもの：記録しておく / for=2022-07-17:もやい；トラッカーズ；巻き結び；巻き結び~2022-07-24:徳利；自在（防災）；端止め：某結び；８の字止め / doc=~,other=~</text:p>
          </table:table-cell>
          <table:table-cell table:style-name="ce11" table:formula="of:=RIGHT([.B40];[.K40])" office:value-type="string" office:string-value="jpg">
            <text:p>jpg</text:p>
          </table:table-cell>
          <table:table-cell table:style-name="ce53" table:formula="of:=FIND(&quot;.&quot;;[.B40];1)" office:value-type="float" office:value="24">
            <text:p>24</text:p>
          </table:table-cell>
          <table:table-cell table:formula="of:=LEN([.B40])" office:value-type="float" office:value="27">
            <text:p>27</text:p>
          </table:table-cell>
          <table:table-cell table:formula="of:=[.J40]-[.I4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8" office:value-type="string">
            <text:p>2022-07-26_17-31-10_000.jpg</text:p>
          </table:table-cell>
          <table:table-cell table:style-name="ce27" office:value-type="string">
            <text:p>:m RES 1*1 / free# JVEMV6 68#_319:1 / 68. theoretical-physics(tp) / topics=統計力学：カノニカル分布,w=~,doc=r-7-A7~2.1#3-2.1,s=~,i=~,other=calc+;conc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string" office:string-value=":m RES 1*1 / free# JVEMV6 68#_319:1 / 68. theoretical-physics(tp) / topics=統計力学：カノニカル分布,w=~,doc=r-7-A7~2.1#3-2.1,s=~,i=~,other=calc+;conc+">
            <text:p>:m RES 1*1 / free# JVEMV6 68#_319:1 / 68. theoretical-physics(tp) / topics=統計力学：カノニカル分布,w=~,doc=r-7-A7~2.1#3-2.1,s=~,i=~,other=calc+;conc+</text:p>
          </table:table-cell>
          <table:table-cell table:style-name="ce11" table:formula="of:=RIGHT([.B41];[.K41])" office:value-type="string" office:string-value="jpg">
            <text:p>jpg</text:p>
          </table:table-cell>
          <table:table-cell table:style-name="ce53" table:formula="of:=FIND(&quot;.&quot;;[.B41];1)" office:value-type="float" office:value="24">
            <text:p>24</text:p>
          </table:table-cell>
          <table:table-cell table:formula="of:=LEN([.B41])" office:value-type="float" office:value="27">
            <text:p>27</text:p>
          </table:table-cell>
          <table:table-cell table:formula="of:=[.J41]-[.I4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8" office:value-type="string">
            <text:p>2022-07-26_19-00-27_000.jpg</text:p>
          </table:table-cell>
          <table:table-cell table:style-name="ce27" office:value-type="string">
            <text:p>:m :篠笛,shinobue #*# / session-memo / log / session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string" office:string-value=":m :篠笛,shinobue #*# / session-memo / log / session=~,other=~">
            <text:p>:m :篠笛,shinobue #*# / session-memo / log / session=~,other=~</text:p>
          </table:table-cell>
          <table:table-cell table:style-name="ce11" table:formula="of:=RIGHT([.B42];[.K42])" office:value-type="string" office:string-value="jpg">
            <text:p>jpg</text:p>
          </table:table-cell>
          <table:table-cell table:style-name="ce53" table:formula="of:=FIND(&quot;.&quot;;[.B42];1)" office:value-type="float" office:value="24">
            <text:p>24</text:p>
          </table:table-cell>
          <table:table-cell table:formula="of:=LEN([.B42])" office:value-type="float" office:value="27">
            <text:p>27</text:p>
          </table:table-cell>
          <table:table-cell table:formula="of:=[.J42]-[.I4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1" office:value-type="string">
            <text:p>2022-07-27_00-48-48_000.jpg</text:p>
          </table:table-cell>
          <table:table-cell table:style-name="ce27" office:value-type="string">
            <text:p>:m dessin,sketch / des. object=稲穂 / source=web画像,location=~,other=~,memo~,found~,id=~,occasion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3];[.K43])" office:value-type="string" office:string-value="jpg">
            <text:p>jpg</text:p>
          </table:table-cell>
          <table:table-cell table:style-name="ce53" table:formula="of:=FIND(&quot;.&quot;;[.B43];1)" office:value-type="float" office:value="24">
            <text:p>24</text:p>
          </table:table-cell>
          <table:table-cell table:formula="of:=LEN([.B43])" office:value-type="float" office:value="27">
            <text:p>27</text:p>
          </table:table-cell>
          <table:table-cell table:formula="of:=[.J43]-[.I4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5" office:value-type="string">
            <text:p>2022-07-27_08-19-34_000.jpg</text:p>
          </table:table-cell>
          <table:table-cell table:style-name="ce27" office:value-type="string">
            <text:p>:m 災害備蓄 / 梱包完了＋リスト / 2022-0728-① / przedmioty=さば缶；レトルト：中華丼、親子丼、カレー；ビニール袋：中サイズ（買い物時のもの）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string" office:string-value=":m 災害備蓄 / 梱包完了＋リスト / 2022-0728-① / przedmioty=さば缶；レトルト：中華丼、親子丼、カレー；ビニール袋：中サイズ（買い物時のもの）">
            <text:p>:m 災害備蓄 / 梱包完了＋リスト / 2022-0728-① / przedmioty=さば缶；レトルト：中華丼、親子丼、カレー；ビニール袋：中サイズ（買い物時のもの）</text:p>
          </table:table-cell>
          <table:table-cell table:style-name="ce11" table:formula="of:=RIGHT([.B44];[.K44])" office:value-type="string" office:string-value="jpg">
            <text:p>jpg</text:p>
          </table:table-cell>
          <table:table-cell table:style-name="ce53" table:formula="of:=FIND(&quot;.&quot;;[.B44];1)" office:value-type="float" office:value="24">
            <text:p>24</text:p>
          </table:table-cell>
          <table:table-cell table:formula="of:=LEN([.B44])" office:value-type="float" office:value="27">
            <text:p>27</text:p>
          </table:table-cell>
          <table:table-cell table:formula="of:=[.J44]-[.I4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11" office:value-type="string">
            <text:p>2022-07-27_16-55-52_000.jpg</text:p>
          </table:table-cell>
          <table:table-cell table:style-name="ce27" office:value-type="string">
            <text:p>:m RES 1-2*5 / free# JVEMV6 68#_320:1 / 68. theoretical-physics(tp) / topics=統計力学：カノニカル分布,w=~,doc=r-7-A7~2.1#3-2.3;#3-2.6,s=~,i=~,other=calc+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11" table:formula="of:=RIGHT([.B45];[.K45])" office:value-type="string" office:string-value="jpg">
            <text:p>jpg</text:p>
          </table:table-cell>
          <table:table-cell table:style-name="ce53" table:formula="of:=FIND(&quot;.&quot;;[.B45];1)" office:value-type="float" office:value="24">
            <text:p>24</text:p>
          </table:table-cell>
          <table:table-cell table:formula="of:=LEN([.B45])" office:value-type="float" office:value="27">
            <text:p>27</text:p>
          </table:table-cell>
          <table:table-cell table:formula="of:=[.J45]-[.I4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5">
            <text:p>15</text:p>
          </table:table-cell>
          <table:table-cell table:style-name="ce11" office:value-type="string">
            <text:p>2022-07-27_16-56-06_000.jpg</text:p>
          </table:table-cell>
          <table:table-cell table:style-name="ce27" office:value-type="string">
            <text:p>:m RES 3-4*5 / free# JVEMV6 68#_320:1 / 68. theoretical-physics(tp) / topics=統計力学：カノニカル分布,w=~,doc=r-7-A7~2.1#3-2.7,s=~,i=~,other=calc+;?+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11" table:formula="of:=RIGHT([.B46];[.K46])" office:value-type="string" office:string-value="jpg">
            <text:p>jpg</text:p>
          </table:table-cell>
          <table:table-cell table:style-name="ce53" table:formula="of:=FIND(&quot;.&quot;;[.B46];1)" office:value-type="float" office:value="24">
            <text:p>24</text:p>
          </table:table-cell>
          <table:table-cell table:formula="of:=LEN([.B46])" office:value-type="float" office:value="27">
            <text:p>27</text:p>
          </table:table-cell>
          <table:table-cell table:formula="of:=[.J46]-[.I4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5" office:value-type="string">
            <text:p>2022-07-27_16-56-16_000.jpg</text:p>
          </table:table-cell>
          <table:table-cell table:style-name="ce27" office:value-type="string">
            <text:p>:m RES 5*5 / free# JVEMV6 68#_320:1 / 68. theoretical-physics(tp) / topics=統計力学：カノニカル分布,w=~,doc=r-7-A7~2.1#3-2.7,s=~,i=~,other=calc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47]=&quot;&quot;;[.C47];CONCATENATE([.C47];&quot; / &quot;;[.E47]))" office:value-type="string" office:string-value=":m RES 5*5 / free# JVEMV6 68#_320:1 / 68. theoretical-physics(tp) / topics=統計力学：カノニカル分布,w=~,doc=r-7-A7~2.1#3-2.7,s=~,i=~,other=calc+">
            <text:p>:m RES 5*5 / free# JVEMV6 68#_320:1 / 68. theoretical-physics(tp) / topics=統計力学：カノニカル分布,w=~,doc=r-7-A7~2.1#3-2.7,s=~,i=~,other=calc+</text:p>
          </table:table-cell>
          <table:table-cell table:style-name="ce11" table:formula="of:=RIGHT([.B47];[.K47])" office:value-type="string" office:string-value="jpg">
            <text:p>jpg</text:p>
          </table:table-cell>
          <table:table-cell table:style-name="ce53" table:formula="of:=FIND(&quot;.&quot;;[.B47];1)" office:value-type="float" office:value="24">
            <text:p>24</text:p>
          </table:table-cell>
          <table:table-cell table:formula="of:=LEN([.B47])" office:value-type="float" office:value="27">
            <text:p>27</text:p>
          </table:table-cell>
          <table:table-cell table:formula="of:=[.J47]-[.I4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5" office:value-type="string">
            <text:p>2022-07-27_19-04-24_000.jpg</text:p>
          </table:table-cell>
          <table:table-cell table:style-name="ce27" office:value-type="string">
            <text:p>:m :篠笛,shinobue #*# / session-memo / p.1:genre=melody,key=C,notes=4`-3`-4`-3`-2`-3`-2`,file-piece-other=~ \\\ p.2:genre=melody,notes=4-7-4-3-4-7-0,file-piece-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string" office:string-value=":m :篠笛,shinobue #*# / session-memo / p.1:genre=melody,key=C,notes=4`-3`-4`-3`-2`-3`-2`,file-piece-other=~ \\\ p.2:genre=melody,notes=4-7-4-3-4-7-0,file-piece-other=~">
            <text:p>:m :篠笛,shinobue #*# / session-memo / p.1:genre=melody,key=C,notes=4`-3`-4`-3`-2`-3`-2`,file-piece-other=~ \\\ p.2:genre=melody,notes=4-7-4-3-4-7-0,file-piece-other=~</text:p>
          </table:table-cell>
          <table:table-cell table:style-name="ce11" table:formula="of:=RIGHT([.B48];[.K48])" office:value-type="string" office:string-value="jpg">
            <text:p>jpg</text:p>
          </table:table-cell>
          <table:table-cell table:style-name="ce53" table:formula="of:=FIND(&quot;.&quot;;[.B48];1)" office:value-type="float" office:value="24">
            <text:p>24</text:p>
          </table:table-cell>
          <table:table-cell table:formula="of:=LEN([.B48])" office:value-type="float" office:value="27">
            <text:p>27</text:p>
          </table:table-cell>
          <table:table-cell table:formula="of:=[.J48]-[.I4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5" office:value-type="string">
            <text:p>2022-07-27_19-04-37_000.jpg</text:p>
          </table:table-cell>
          <table:table-cell table:style-name="ce36" office:value-type="string">
            <text:p>:m :篠笛,shinobue #*# / session-memo / log / session=~,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49]=&quot;&quot;;[.C49];CONCATENATE([.C49];&quot; / &quot;;[.E49]))" office:value-type="string" office:string-value=":m :篠笛,shinobue #*# / session-memo / log / session=~,other=~">
            <text:p>:m :篠笛,shinobue #*# / session-memo / log / session=~,other=~</text:p>
          </table:table-cell>
          <table:table-cell table:style-name="ce11" table:formula="of:=RIGHT([.B49];[.K49])" office:value-type="string" office:string-value="jpg">
            <text:p>jpg</text:p>
          </table:table-cell>
          <table:table-cell table:style-name="ce53" table:formula="of:=FIND(&quot;.&quot;;[.B49];1)" office:value-type="float" office:value="24">
            <text:p>24</text:p>
          </table:table-cell>
          <table:table-cell table:formula="of:=LEN([.B49])" office:value-type="float" office:value="27">
            <text:p>27</text:p>
          </table:table-cell>
          <table:table-cell table:formula="of:=[.J49]-[.I4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0">
            <text:p>20</text:p>
          </table:table-cell>
          <table:table-cell table:style-name="ce5" office:value-type="string">
            <text:p>2022-07-27_23-49-08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string" office:string-value="-*">
            <text:p>-*</text:p>
          </table:table-cell>
          <table:table-cell table:style-name="ce11" table:formula="of:=RIGHT([.B50];[.K50])" office:value-type="string" office:string-value="jpg">
            <text:p>jpg</text:p>
          </table:table-cell>
          <table:table-cell table:style-name="ce53" table:formula="of:=FIND(&quot;.&quot;;[.B50];1)" office:value-type="float" office:value="24">
            <text:p>24</text:p>
          </table:table-cell>
          <table:table-cell table:formula="of:=LEN([.B50])" office:value-type="float" office:value="27">
            <text:p>27</text:p>
          </table:table-cell>
          <table:table-cell table:formula="of:=[.J50]-[.I5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1">
            <text:p>21</text:p>
          </table:table-cell>
          <table:table-cell table:style-name="ce5" office:value-type="string">
            <text:p>2022-07-28_00-57-19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string" office:string-value="-*">
            <text:p>-*</text:p>
          </table:table-cell>
          <table:table-cell table:style-name="ce11" table:formula="of:=RIGHT([.B51];[.K51])" office:value-type="string" office:string-value="jpg">
            <text:p>jpg</text:p>
          </table:table-cell>
          <table:table-cell table:style-name="ce53" table:formula="of:=FIND(&quot;.&quot;;[.B51];1)" office:value-type="float" office:value="24">
            <text:p>24</text:p>
          </table:table-cell>
          <table:table-cell table:formula="of:=LEN([.B51])" office:value-type="float" office:value="27">
            <text:p>27</text:p>
          </table:table-cell>
          <table:table-cell table:formula="of:=[.J51]-[.I5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5" office:value-type="string">
            <text:p>2022-07-28_00-57-49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2]=&quot;&quot;;[.C52];CONCATENATE([.C52];&quot; / &quot;;[.E52]))" office:value-type="string" office:string-value="-*">
            <text:p>-*</text:p>
          </table:table-cell>
          <table:table-cell table:style-name="ce11" table:formula="of:=RIGHT([.B52];[.K52])" office:value-type="string" office:string-value="jpg">
            <text:p>jpg</text:p>
          </table:table-cell>
          <table:table-cell table:style-name="ce53" table:formula="of:=FIND(&quot;.&quot;;[.B52];1)" office:value-type="float" office:value="24">
            <text:p>24</text:p>
          </table:table-cell>
          <table:table-cell table:formula="of:=LEN([.B52])" office:value-type="float" office:value="27">
            <text:p>27</text:p>
          </table:table-cell>
          <table:table-cell table:formula="of:=[.J52]-[.I5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3">
            <text:p>23</text:p>
          </table:table-cell>
          <table:table-cell table:style-name="ce5" office:value-type="string">
            <text:p>2022-07-28_01-15-36_000.jpg</text:p>
          </table:table-cell>
          <table:table-cell table:style-name="ce36" office:value-type="string">
            <text:p>:m dessin,sketch / des. object=ニホンザル / source=web画像,location=~,other=~,memo~,found~,id=~,occasion=~ ||| :m dessin,sketch / des. object=水干 / source=web動画より,location=~,other=~,memo~,found~,id=~,occasion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string" office:string-value=":m dessin,sketch / des. object=ニホンザル / source=web画像,location=~,other=~,memo~,found~,id=~,occasion=~ ||| :m dessin,sketch / des. object=水干 / source=web動画より,location=~,other=~,memo~,found~,id=~,occasion=~">
            <text:p>:m dessin,sketch / des. object=ニホンザル / source=web画像,location=~,other=~,memo~,found~,id=~,occasion=~ ||| :m dessin,sketch / des. object=水干 / source=web動画より,location=~,other=~,memo~,found~,id=~,occasion=~</text:p>
          </table:table-cell>
          <table:table-cell table:style-name="ce11" table:formula="of:=RIGHT([.B53];[.K53])" office:value-type="string" office:string-value="jpg">
            <text:p>jpg</text:p>
          </table:table-cell>
          <table:table-cell table:style-name="ce53" table:formula="of:=FIND(&quot;.&quot;;[.B53];1)" office:value-type="float" office:value="24">
            <text:p>24</text:p>
          </table:table-cell>
          <table:table-cell table:formula="of:=LEN([.B53])" office:value-type="float" office:value="27">
            <text:p>27</text:p>
          </table:table-cell>
          <table:table-cell table:formula="of:=[.J53]-[.I5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6">
            <text:p>26</text:p>
          </table:table-cell>
          <table:table-cell table:style-name="ce5" office:value-type="string">
            <text:p>2022-07-28_08-49-06_000.jpg</text:p>
          </table:table-cell>
          <table:table-cell table:style-name="ce36" office:value-type="string">
            <text:p>:PHOTO 記録 / PC画面 / デスクトップPC / subject=寄付金、入金 / for=IWJ / amount=JPY:8000, 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4]=&quot;&quot;;[.C54];CONCATENATE([.C54];&quot; / &quot;;[.E54]))" office:value-type="string" office:string-value=":PHOTO 記録 / PC画面 / デスクトップPC / subject=寄付金、入金 / for=IWJ / amount=JPY:8000, other=~">
            <text:p>:PHOTO 記録 / PC画面 / デスクトップPC / subject=寄付金、入金 / for=IWJ / amount=JPY:8000, other=~</text:p>
          </table:table-cell>
          <table:table-cell table:style-name="ce11" table:formula="of:=RIGHT([.B54];[.K54])" office:value-type="string" office:string-value="jpg">
            <text:p>jpg</text:p>
          </table:table-cell>
          <table:table-cell table:style-name="ce53" table:formula="of:=FIND(&quot;.&quot;;[.B54];1)" office:value-type="float" office:value="24">
            <text:p>24</text:p>
          </table:table-cell>
          <table:table-cell table:formula="of:=LEN([.B54])" office:value-type="float" office:value="27">
            <text:p>27</text:p>
          </table:table-cell>
          <table:table-cell table:formula="of:=[.J54]-[.I5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7">
            <text:p>27</text:p>
          </table:table-cell>
          <table:table-cell table:style-name="ce5" office:value-type="string">
            <text:p>2022-07-28_08-53-34_000.jpg</text:p>
          </table:table-cell>
          <table:table-cell table:style-name="ce36" office:value-type="string">
            <text:p>:PHOTO 記録 / PC画面 / デスクトップPC / subject=寄付金、入金 / for=IWJ / amount=JPY:8000, 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5]=&quot;&quot;;[.C55];CONCATENATE([.C55];&quot; / &quot;;[.E55]))" office:value-type="string" office:string-value=":PHOTO 記録 / PC画面 / デスクトップPC / subject=寄付金、入金 / for=IWJ / amount=JPY:8000, other=~">
            <text:p>:PHOTO 記録 / PC画面 / デスクトップPC / subject=寄付金、入金 / for=IWJ / amount=JPY:8000, other=~</text:p>
          </table:table-cell>
          <table:table-cell table:style-name="ce11" table:formula="of:=RIGHT([.B55];[.K55])" office:value-type="string" office:string-value="jpg">
            <text:p>jpg</text:p>
          </table:table-cell>
          <table:table-cell table:style-name="ce53" table:formula="of:=FIND(&quot;.&quot;;[.B55];1)" office:value-type="float" office:value="24">
            <text:p>24</text:p>
          </table:table-cell>
          <table:table-cell table:formula="of:=LEN([.B55])" office:value-type="float" office:value="27">
            <text:p>27</text:p>
          </table:table-cell>
          <table:table-cell table:formula="of:=[.J55]-[.I5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7">
            <text:p>37</text:p>
          </table:table-cell>
          <table:table-cell table:style-name="ce5" office:value-type="string">
            <text:p>2022-07-28_17-41-07_000.jpg</text:p>
          </table:table-cell>
          <table:table-cell table:style-name="ce27" office:value-type="string">
            <text:p>:m RES 1*1 / free# JVEMV6 68#_321:1 / 68. theoretical-physics(tp) / topics=電磁気学,w=~,doc=r-7-A11~1.1.1#2-4,s=~,i=~,other=calc+;memo+</text:p>
          </table:table-cell>
          <table:table-cell table:style-name="ce46"/>
          <table:table-cell table:style-name="ce11"/>
          <table:table-cell table:style-name="ce11"/>
          <table:table-cell table:style-name="ce51" table:formula="of:=IF([.E56]=&quot;&quot;;[.C56];CONCATENATE([.C56];&quot; / &quot;;[.E56]))" office:value-type="string" office:string-value=":m RES 1*1 / free# JVEMV6 68#_321:1 / 68. theoretical-physics(tp) / topics=電磁気学,w=~,doc=r-7-A11~1.1.1#2-4,s=~,i=~,other=calc+;memo+">
            <text:p>:m RES 1*1 / free# JVEMV6 68#_321:1 / 68. theoretical-physics(tp) / topics=電磁気学,w=~,doc=r-7-A11~1.1.1#2-4,s=~,i=~,other=calc+;memo+</text:p>
          </table:table-cell>
          <table:table-cell table:style-name="ce11" table:formula="of:=RIGHT([.B56];[.K56])" office:value-type="string" office:string-value="jpg">
            <text:p>jpg</text:p>
          </table:table-cell>
          <table:table-cell table:style-name="ce53" table:formula="of:=FIND(&quot;.&quot;;[.B56];1)" office:value-type="float" office:value="24">
            <text:p>24</text:p>
          </table:table-cell>
          <table:table-cell table:formula="of:=LEN([.B56])" office:value-type="float" office:value="27">
            <text:p>27</text:p>
          </table:table-cell>
          <table:table-cell table:formula="of:=[.J56]-[.I5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5" office:value-type="string">
            <text:p>2022-07-26_14-58-53_000.mp4</text:p>
          </table:table-cell>
          <table:table-cell table:style-name="ce27" office:value-type="string">
            <text:p>:VIDEO / @自室 / 記録 / jap.flute / 演奏、play / R=1 / record,for=~,other=~,memo=+,file-id=~,piece-id=~ / follow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string" office:string-value=":VIDEO / @自室 / 記録 / jap.flute / 演奏、play / R=1 / record,for=~,other=~,memo=+,file-id=~,piece-id=~ / follow~">
            <text:p>:VIDEO / @自室 / 記録 / jap.flute / 演奏、play / R=1 / record,for=~,other=~,memo=+,file-id=~,piece-id=~ / follow~</text:p>
          </table:table-cell>
          <table:table-cell table:style-name="ce11" table:formula="of:=RIGHT([.B57];[.K57])" office:value-type="string" office:string-value="mp4">
            <text:p>mp4</text:p>
          </table:table-cell>
          <table:table-cell table:style-name="ce53" table:formula="of:=FIND(&quot;.&quot;;[.B57];1)" office:value-type="float" office:value="24">
            <text:p>24</text:p>
          </table:table-cell>
          <table:table-cell table:formula="of:=LEN([.B57])" office:value-type="float" office:value="27">
            <text:p>27</text:p>
          </table:table-cell>
          <table:table-cell table:formula="of:=[.J57]-[.I5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36"/>
          <table:table-cell table:style-name="ce46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5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5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1"/>
          <table:table-cell table:style-name="ce5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8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5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8])" office:value-type="float" office:value="31">
            <text:p>3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102];&quot;-\*&quot;)" office:value-type="float" office:value="3">
            <text:p>3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57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30">2022/07/30</text:date>, <text:time>11:55:0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7-30T11:55:06.09</dc:date>
    <dc:creator>iwabuchi ken</dc:creator>
    <meta:editing-duration>P48DT8H2M43S</meta:editing-duration>
    <meta:editing-cycles>15647</meta:editing-cycles>
    <meta:document-statistic meta:table-count="2" meta:cell-count="960" meta:object-count="0"/>
    <meta:user-defined meta:name="qrichtext">1</meta:user-defined>
  </office:meta>
</office:document-meta>
</file>